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6.25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116.01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21.9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24.99mm" fo:break-before="auto" style:use-optimal-row-height="false"/>
    </style:style>
    <style:style style:name="ro4" style:family="table-row">
      <style:table-row-properties style:row-height="2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3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3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Tâches BibApp Hepia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Plus le nombre est grand dans « Priorité », plus la priorité est haute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Un acteur peut être un humain ou un module du systèm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101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>
            <text:p>Besoins</text:p>
          </table:table-cell>
          <table:table-cell table:style-name="ce4" office:value-type="string" calcext:value-type="string">
            <text:p>Acteur</text:p>
          </table:table-cell>
          <table:table-cell table:style-name="ce4" office:value-type="string" calcext:value-type="string">
            <text:p>Fonctions du système</text:p>
          </table:table-cell>
          <table:table-cell table:style-name="ce4" office:value-type="string" calcext:value-type="string">
            <text:p>Priorité</text:p>
          </table:table-cell>
          <table:table-cell table:style-name="ce4" office:value-type="string" calcext:value-type="string">
            <text:p>Temps de dév.</text:p>
          </table:table-cell>
          <table:table-cell table:style-name="ce4" office:value-type="string" calcext:value-type="string">
            <text:p>Questions/remarques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Interagir avec Nebis</text:p>
          </table:table-cell>
          <table:table-cell table:style-name="ce5" office:value-type="string" calcext:value-type="string">
            <text:p>Serveur REST</text:p>
          </table:table-cell>
          <table:table-cell table:style-name="ce9" office:value-type="string" calcext:value-type="string">
            <text:p>Côté Wrapper Nebis :</text:p>
            <text:p>- Endpoints permettant de récupérer les nouveautés, des livres en particulier et les méta-infos sur eux (disponible en bibliothèque, etc.)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- Étudier API Nebis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Modifier/Supprimer contenu</text:p>
          </table:table-cell>
          <table:table-cell table:style-name="ce5" office:value-type="string" calcext:value-type="string">
            <text:p>Ionic</text:p>
          </table:table-cell>
          <table:table-cell table:style-name="ce9" office:value-type="string" calcext:value-type="string">
            <text:p>Côté Serveur REST :</text:p>
            <text:p>- Endpoints modifiant/supprimant les nouveautés, commentaires, coups de coeur, revues, images</text:p>
            <text:p>- Mise à jour Base de donné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Récupérer contenu</text:p>
          </table:table-cell>
          <table:table-cell table:style-name="ce5" office:value-type="string" calcext:value-type="string">
            <text:p>Ionic</text:p>
          </table:table-cell>
          <table:table-cell table:style-name="ce9" office:value-type="string" calcext:value-type="string">
            <text:p>Côté Serveur REST :</text:p>
            <text:p>- Endpoints récupérant les nouveautés, commentaires, coups de coeur, revues, images</text:p>
            <text:p>- Récupérer contenu depuis Base de données et Nebi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Coup de coeur pour un ouvrage</text:p>
          </table:table-cell>
          <table:table-cell table:style-name="ce5" office:value-type="string" calcext:value-type="string">
            <text:p>Bibliothécaire</text:p>
          </table:table-cell>
          <table:table-cell table:style-name="ce9" office:value-type="string" calcext:value-type="string">
            <text:p>Côté Ionic :</text:p>
            <text:p>- Lister les ouvrages</text:p>
            <text:p>- Sélectionner l’entrée désirée</text:p>
            <text:p>- Pages CRU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- Est-ce qu’il faut gérer le cas où plusieurs bibliothécaires veulent ajouter leur coup de coeur ?</text:p>
            <text:p>- Seulement sur les nouveautés, ou sur tout le catalogue ?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Résumé/commentaire d’un nouveau livre arrivé à la bibliothèque</text:p>
          </table:table-cell>
          <table:table-cell table:style-name="ce5" office:value-type="string" calcext:value-type="string">
            <text:p>Bibliothécaire</text:p>
          </table:table-cell>
          <table:table-cell table:style-name="ce9" office:value-type="string" calcext:value-type="string">
            <text:p>Côté Ionic :</text:p>
            <text:p>- Lister les nouveautés</text:p>
            <text:p>- Sélectionner l’entrée désirée</text:p>
            <text:p>- Pages CRU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- Pouvoir parcourir les "anciennes" nouveautés ?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Revue de presse d’un périodique</text:p>
          </table:table-cell>
          <table:table-cell table:style-name="ce5" office:value-type="string" calcext:value-type="string">
            <text:p>Bibliothécaire</text:p>
          </table:table-cell>
          <table:table-cell table:style-name="ce9" office:value-type="string" calcext:value-type="string">
            <text:p>Côté Ionic :</text:p>
            <text:p>- Lister les périodiques</text:p>
            <text:p>- Sélectionner l’entrée désirée</text:p>
            <text:p>- Pages CRU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Authentifier un client</text:p>
          </table:table-cell>
          <table:table-cell table:style-name="ce5" office:value-type="string" calcext:value-type="string">
            <text:p>Ionic</text:p>
          </table:table-cell>
          <table:table-cell table:style-name="ce9" office:value-type="string" calcext:value-type="string">
            <text:p>Côté Serveur REST :</text:p>
            <text:p>- Endpoints permettant d’autoriser/refuser les modifications de contenu</text:p>
            <text:p>- Création d’utilisateurs (à stocker en Base de données)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5" calcext:value-type="float">
            <text:p>1.5</text:p>
          </table:table-cell>
          <table:table-cell table:style-name="ce13"/>
          <table:table-cell table:number-columns-repeated="1016"/>
        </table:table-row>
        <table:table-row table:style-name="ro3">
          <table:table-cell/>
          <table:table-cell table:style-name="ce5" office:value-type="string" calcext:value-type="string">
            <text:p>Gestion des images de couverture (scannées au préalable)</text:p>
          </table:table-cell>
          <table:table-cell table:style-name="ce5" office:value-type="string" calcext:value-type="string">
            <text:p>Bibliothécaire</text:p>
          </table:table-cell>
          <table:table-cell table:style-name="ce9" office:value-type="string" calcext:value-type="string">
            <text:p>Côté Ionic :</text:p>
            <text:p>- Rechercher œuvre par ISBN/nom</text:p>
            <text:p>- CRUD sur les imag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5" calcext:value-type="float">
            <text:p>1.5</text:p>
          </table:table-cell>
          <table:table-cell table:style-name="ce13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 connecter au site</text:p>
          </table:table-cell>
          <table:table-cell table:style-name="ce6" office:value-type="string" calcext:value-type="string">
            <text:p>Bibliothécaire</text:p>
          </table:table-cell>
          <table:table-cell table:style-name="ce10" office:value-type="string" calcext:value-type="string">
            <text:p>Formulaire de connexion Ionic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4">
          <table:table-cell/>
          <table:table-cell table:style-name="ce5" office:value-type="string" calcext:value-type="string">
            <text:p>Documentation (toutes parties confondues)</text:p>
          </table:table-cell>
          <table:table-cell table:style-name="ce7" office:value-type="string" calcext:value-type="string">
            <text:p>-</text:p>
          </table:table-cell>
          <table:table-cell table:style-name="ce11"/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1"/>
          <table:table-cell table:number-columns-repeated="1016"/>
        </table:table-row>
        <table:table-row table:style-name="ro1">
          <table:table-cell table:number-columns-repeated="4"/>
          <table:table-cell table:style-name="ce12" office:value-type="string" calcext:value-type="string">
            <text:p>Total (jours)</text:p>
          </table:table-cell>
          <table:table-cell table:style-name="ce12" table:formula="of:=SUM([.F10:.F20])" office:value-type="float" office:value="16.5" calcext:value-type="float">
            <text:p>16.5</text:p>
          </table:table-cell>
          <table:table-cell table:number-columns-repeated="1017"/>
        </table:table-row>
        <table:table-row table:style-name="ro1" table:number-rows-repeated="104855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B10:Feuille1.G18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.00.0000</text:date>, <text:time style:data-style-name="N2" text:time-value="09:03:50.29252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9:59:26.221129882</meta:creation-date>
    <dc:date>2018-02-01T09:08:11.550908513</dc:date>
    <meta:editing-duration>PT1H41M22S</meta:editing-duration>
    <meta:editing-cycles>22</meta:editing-cycles>
    <meta:generator>LibreOffice/5.1.6.2$Linux_X86_64 LibreOffice_project/10m0$Build-2</meta:generator>
    <meta:document-statistic meta:table-count="1" meta:cell-count="63" meta:object-count="0"/>
  </office:meta>
</office:document-meta>
</file>